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ludePageOverlay.writeToStream( OutputStream o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IncludePageOverlay.setOrientation( int orient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cludePageOverlay.IncludePageOverlay( String overlayName , int x , int y , int orien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